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="" draw:marker-start-width="0.276cm" draw:marker-end-width="0.276cm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width="0.051cm" svg:stroke-color="#000000" draw:marker-start="" draw:marker-start-width="0.276cm" draw:marker-end-width="0.276cm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588cm" svg:height="0.962cm" svg:x="19.05cm" svg:y="12.5cm">
          <draw:text-box>
            <text:p text:style-name="P1">CMS</text:p>
          </draw:text-box>
        </draw:frame>
        <draw:frame draw:style-name="gr1" draw:text-style-name="P1" draw:layer="layout" svg:width="23.622cm" svg:height="0.962cm" svg:x="2.032cm" svg:y="15.448cm">
          <draw:text-box>
            <text:p text:style-name="P1">Docker</text:p>
          </draw:text-box>
        </draw:frame>
        <draw:frame draw:style-name="gr1" draw:text-style-name="P1" draw:layer="layout" svg:width="23.622cm" svg:height="0.962cm" svg:x="2.032cm" svg:y="13.924cm">
          <draw:text-box>
            <text:p text:style-name="P1">Nginx (HTTPS)</text:p>
          </draw:text-box>
        </draw:frame>
        <draw:frame draw:style-name="gr1" draw:text-style-name="P1" draw:layer="layout" svg:width="5.588cm" svg:height="0.962cm" svg:x="8.89cm" svg:y="10.214cm">
          <draw:text-box>
            <text:p text:style-name="P1">MySQL</text:p>
          </draw:text-box>
        </draw:frame>
        <draw:frame draw:style-name="gr1" draw:text-style-name="P1" draw:layer="layout" svg:width="5.588cm" svg:height="0.962cm" svg:x="12.7cm" svg:y="12.446cm">
          <draw:text-box>
            <text:p text:style-name="P1">Piwik</text:p>
          </draw:text-box>
        </draw:frame>
        <draw:frame draw:style-name="gr1" draw:text-style-name="P1" draw:layer="layout" svg:width="5.588cm" svg:height="0.962cm" svg:x="14.732cm" svg:y="10.36cm">
          <draw:text-box>
            <text:p text:style-name="P1">LetsEncrypt</text:p>
          </draw:text-box>
        </draw:frame>
        <draw:frame draw:style-name="gr1" draw:text-style-name="P1" draw:layer="layout" svg:width="5.588cm" svg:height="0.962cm" svg:x="20.574cm" svg:y="10.214cm">
          <draw:text-box>
            <text:p text:style-name="P1">PHP</text:p>
          </draw:text-box>
        </draw:frame>
        <draw:frame draw:style-name="gr2" draw:text-style-name="P1" draw:layer="layout" svg:width="10.16cm" svg:height="0.962cm" svg:x="2.032cm" svg:y="12.446cm">
          <draw:text-box>
            <text:p text:style-name="P1">Node.js Back-End</text:p>
          </draw:text-box>
        </draw:frame>
        <draw:frame draw:style-name="gr1" draw:text-style-name="P1" draw:layer="layout" svg:width="5.588cm" svg:height="0.962cm" svg:x="2.032cm" svg:y="10.16cm">
          <draw:text-box>
            <text:p text:style-name="P1">Static Assets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05:43:25.274377132</meta:creation-date>
    <dc:date>2016-02-14T06:07:13.243444349</dc:date>
    <meta:editing-duration>PT9M54S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